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740e" officeooo:paragraph-rsid="001c740e"/>
    </style:style>
    <style:style style:name="P2" style:family="paragraph" style:parent-style-name="Standard">
      <style:text-properties officeooo:paragraph-rsid="001c740e"/>
    </style:style>
    <style:style style:name="P3" style:family="paragraph" style:parent-style-name="Text_20_body">
      <style:text-properties officeooo:paragraph-rsid="001c740e"/>
    </style:style>
    <style:style style:name="T1" style:family="text">
      <style:text-properties officeooo:rsid="001c740e"/>
    </style:style>
    <style:style style:name="T2" style:family="text">
      <style:text-properties loext:padding="0.0193in" loext:border="0.06pt solid #e3e3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loext:padding="0.0193in" loext:border="0.06pt solid #e3e3e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loext:padding="0.0193in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d a text file named “message.txt”</text:p>
      <text:p text:style-name="P1"/>
      <text:p text:style-name="P1">2. Using md5, sha256, sha1:</text:p>
      <text:p text:style-name="P1"/>
      <text:p text:style-name="P1">openssl dgst -md5 -hmac "DummyPassword123" message.txt</text:p>
      <text:p text:style-name="P1">HMAC-MD5(message.txt)= 0bc228dc15ea714ffdde3222e320dfae</text:p>
      <text:p text:style-name="P1"/>
      <text:p text:style-name="P1">openssl dgst -sha256 -hmac "DummyPassword123" message.txt</text:p>
      <text:p text:style-name="P1">HMAC-SHA2-256(message.txt)= 7866c856c8ec75bd24d74b845c096eb2c83f095dac60fb4fa8b1a6bffa3f4647</text:p>
      <text:p text:style-name="P1"/>
      <text:p text:style-name="P1">openssl dgst -sha1 -hmac "DummyPassword123" message.txt</text:p>
      <text:p text:style-name="P1">HMAC-SHA1(message.txt)= 4c9f0da971f4890f3bc51d00f4c2b11a507aa01c</text:p>
      <text:p text:style-name="P1"/>
      <text:p text:style-name="P2"><text:span text:style-name="T1">3.</text:span></text:p>
      <text:p text:style-name="Text_20_body"><text:span text:style-name="Strong_20_Emphasis"><text:span text:style-name="T6">Observations</text:span></text:span><text:span text:style-name="T5">:</text:span></text:p>
      <text:p text:style-name="P3">HMAC-MD5, HMAC-SHA256, and HMAC-SHA1 were generated for the same text file using the same key ("DummyPassword123").</text:p>
      <text:p text:style-name="P3">The length of the generated HMACs varies depending on the hashing algorithm used.</text:p>
      <text:p text:style-name="P3">HMAC-MD5 produced a 128-bit (32-character) hash.</text:p>
      <text:p text:style-name="P3">HMAC-SHA256 produced a 256-bit (64-character) hash.</text:p>
      <text:p text:style-name="P3">HMAC-SHA1 produced a 160-bit (40-character) hash.</text:p>
      <text:p text:style-name="P3">The length of the key ("DummyPassword123") does not affect the length of the generated HMACs.</text:p>
      <text:p text:style-name="P3">HMACs provide a way to verify the integrity and authenticity of the message by generating a unique hash value based on the message contents and a secret key.</text:p>
      <text:p text:style-name="P3"><text:span text:style-name="Strong_20_Emphasis"><text:span text:style-name="T6">Conclusion</text:span></text:span><text:span text:style-name="T5">:</text:span></text:p>
      <text:p text:style-name="P3">HMACs are cryptographic hashes generated using a secret key and the contents of the message.</text:p>
      <text:p text:style-name="P3">Different hashing algorithms (MD5, SHA256, SHA1) result in HMACs of varying lengths and security levels.</text:p>
      <text:p text:style-name="P3">The choice of HMAC algorithm depends on the desired level of security and compatibility with existing systems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c740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02:58:40.108797709</meta:creation-date>
    <meta:generator>LibreOffice/7.3.7.2$Linux_X86_64 LibreOffice_project/30$Build-2</meta:generator>
    <dc:date>2024-05-07T03:06:15.548036253</dc:date>
    <meta:editing-duration>PT7M36S</meta:editing-duration>
    <meta:editing-cycles>1</meta:editing-cycles>
    <meta:document-statistic meta:table-count="0" meta:image-count="0" meta:object-count="0" meta:page-count="1" meta:paragraph-count="21" meta:word-count="176" meta:character-count="1372" meta:non-whitespace-character-count="1217"/>
  </office:meta>
</office:document-meta>
</file>